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yle1" style:master-page-name="MP0" style:family="paragraph">
      <style:paragraph-properties fo:break-before="page" fo:margin-left="-0.1972in" fo:margin-right="-0.1972in">
        <style:tab-stops/>
      </style:paragraph-properties>
    </style:style>
    <style:style style:name="P7" style:parent-style-name="Style2" style:family="paragraph">
      <style:paragraph-properties fo:margin-left="-0.1972in" fo:margin-right="-0.1972in">
        <style:tab-stops/>
      </style:paragraph-properties>
    </style:style>
    <style:style style:name="P8" style:parent-style-name="Style2" style:family="paragraph">
      <style:paragraph-properties fo:margin-left="-0.1972in" fo:margin-right="-0.1972in">
        <style:tab-stops/>
      </style:paragraph-properties>
    </style:style>
    <style:style style:name="P9" style:parent-style-name="Style2" style:family="paragraph">
      <style:paragraph-properties fo:margin-left="-0.1972in" fo:margin-right="-0.1972in">
        <style:tab-stops/>
      </style:paragraph-properties>
    </style:style>
    <style:style style:name="P10"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11" style:parent-style-name="Normal" style:family="paragraph">
      <style:paragraph-properties fo:margin-left="-0.1972in">
        <style:tab-stops/>
      </style:paragraph-properties>
    </style:style>
    <style:style style:name="P12"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13" style:parent-style-name="Normal" style:family="paragraph">
      <style:paragraph-properties fo:margin-left="-0.1972in">
        <style:tab-stops/>
      </style:paragraph-properties>
    </style:style>
    <style:style style:name="P14" style:parent-style-name="Normal" style:family="paragraph">
      <style:paragraph-properties fo:margin-left="-0.1972in">
        <style:tab-stops/>
      </style:paragraph-properties>
    </style:style>
    <style:style style:name="P15" style:parent-style-name="Normal" style:family="paragraph">
      <style:paragraph-properties fo:margin-left="-0.1972in">
        <style:tab-stops/>
      </style:paragraph-properties>
    </style:style>
    <style:style style:name="P16" style:parent-style-name="Normal" style:family="paragraph">
      <style:paragraph-properties fo:margin-left="-0.1972in">
        <style:tab-stops/>
      </style:paragraph-properties>
    </style:style>
    <style:style style:name="P17" style:parent-style-name="Normal" style:family="paragraph">
      <style:paragraph-properties fo:margin-left="-0.1972in">
        <style:tab-stops/>
      </style:paragraph-properties>
    </style:style>
    <style:style style:name="P18" style:parent-style-name="Normal" style:family="paragraph">
      <style:paragraph-properties fo:margin-left="-0.1972in">
        <style:tab-stops/>
      </style:paragraph-properties>
    </style:style>
    <style:style style:name="P19"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0" style:parent-style-name="Normal" style:family="paragraph">
      <style:paragraph-properties fo:margin-left="-0.1972in">
        <style:tab-stops/>
      </style:paragraph-properties>
    </style:style>
    <style:style style:name="P21"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2"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3"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4" style:parent-style-name="Normal" style:family="paragraph">
      <style:paragraph-properties fo:margin-left="-0.1972in">
        <style:tab-stops/>
      </style:paragraph-properties>
    </style:style>
    <style:style style:name="P25" style:parent-style-name="Normal" style:family="paragraph">
      <style:paragraph-properties fo:margin-left="-0.1972in">
        <style:tab-stops/>
      </style:paragraph-properties>
    </style:style>
    <style:style style:name="P26"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7" style:parent-style-name="Normal" style:family="paragraph">
      <style:paragraph-properties fo:margin-left="-0.1972in">
        <style:tab-stops/>
      </style:paragraph-properties>
    </style:style>
    <style:style style:name="P28" style:parent-style-name="Normal" style:family="paragraph">
      <style:paragraph-properties fo:margin-left="-0.1972in">
        <style:tab-stops/>
      </style:paragraph-properties>
    </style:style>
    <style:style style:name="P29"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0" style:parent-style-name="Normal" style:family="paragraph">
      <style:paragraph-properties fo:margin-left="-0.1972in">
        <style:tab-stops/>
      </style:paragraph-properties>
    </style:style>
    <style:style style:name="P31"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2" style:parent-style-name="Normal" style:family="paragraph">
      <style:paragraph-properties fo:margin-left="-0.1972in">
        <style:tab-stops/>
      </style:paragraph-properties>
    </style:style>
    <style:style style:name="P33" style:parent-style-name="Normal" style:family="paragraph">
      <style:paragraph-properties fo:margin-left="-0.1972in">
        <style:tab-stops/>
      </style:paragraph-properties>
    </style:style>
    <style:style style:name="P34" style:parent-style-name="Normal" style:family="paragraph">
      <style:paragraph-properties fo:margin-left="-0.1972in">
        <style:tab-stops/>
      </style:paragraph-properties>
    </style:style>
    <style:style style:name="P35" style:parent-style-name="Normal" style:family="paragraph">
      <style:paragraph-properties fo:margin-left="-0.1972in">
        <style:tab-stops/>
      </style:paragraph-properties>
    </style:style>
    <style:style style:name="P36"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7" style:parent-style-name="Normal" style:family="paragraph">
      <style:paragraph-properties fo:margin-left="-0.1972in" fo:margin-right="-0.1972in">
        <style:tab-stops/>
      </style:paragraph-properties>
    </style:style>
    <style:style style:name="P38" style:parent-style-name="Normal" style:family="paragraph">
      <style:paragraph-properties fo:margin-left="-0.1972in" fo:margin-right="-0.1972in">
        <style:tab-stops/>
      </style:paragraph-properties>
    </style:style>
  </office:automatic-styles>
  <office:body>
    <office:text text:use-soft-page-breaks="true">
      <text:p text:style-name="P1">Systèmes embarqués I - Journal <text:s text:c="90"/>TP4 :</text:p>
      <text:p text:style-name="P7">Heures de travail en dehors des cours : 2<text:s/></text:p>
      <text:p text:style-name="P8">Synthèse et<text:s/>feedback</text:p>
      <text:p text:style-name="P9">Questions</text:p>
      <text:p text:style-name="P10">Pourrait-on se passer des fichiers d’en-tête en C ? Si oui, comment ? Si non, pour quelle raison ?</text:p>
      <text:p text:style-name="P11">Oui. Au lieu d’inclure le fichier .h (#include « file.h »), on peut inclure directement le fichier .c (#include « file.c »). La différence est qu’au lieu d’inclure uniquement les prototypes des fonctions et d’aller chercher le contenu seulement si nécessaire, on ajoutera à notre code tout le contenu de toutes les fonctions du fichier, même si on ne veut pas se servir de toutes, et cela peut alourdir considérablement notre application. On peut donc se passer de fichier d’en-tête, mais il vaut mieux les utiliser,</text:p>
      <text:p text:style-name="P12">Quelle est l’utilité du pragma #pragma once dans les fichiers d’en-tête ? Doit-il être accompagné d’une autre directive ? Si oui, laquelle ?</text:p>
      <text:p text:style-name="P13">Cette ligne d’instruction fait en sorte que lors de la compilation, le fichier qui commence par cette ligne n’est lu qu’une fois. Cela évite d’inclure plusieurs fois le même fichier d’en-tête dans une application.<text:s/>Il faut également écrire les lignes suivantes :</text:p>
      <text:p text:style-name="P14">#ifndef NAME_H</text:p>
      <text:p text:style-name="P15">#define NAME_H</text:p>
      <text:p text:style-name="P16">//contenu du fichier</text:p>
      <text:p text:style-name="P17">#endif</text:p>
      <text:p text:style-name="P18">La raison est que certains compilateurs utilisent le ifndef et d’autres le pragma once.</text:p>
      <text:p text:style-name="P19">Que faut-il placer dans un fichier d’en-tête ?</text:p>
      <text:p text:style-name="P20">Les fichiers d’en-tête doivent contenir les structures, variables et constantes utiles en dehors de ses fonctions ainsi que les prototypes des fonctions que contient le fichier .c qui lui corrrespond.</text:p>
      <text:p text:style-name="P21">Quelle est l’utilité des mots extern et static ?</text:p>
      <text:p text:style-name="P22">Comment faut-il procéder pour définir une constante en C ?</text:p>
      <text:p text:style-name="P23">Quelle(s) différence(s)<text:s/>existe-t<text:s/>’il<text:s/>entre les instructions #define MAX 10 et const int MAX=10 ; ?</text:p>
      <text:p text:style-name="P24">La première instruction demande au précompilateur de remplacer toutes les occurrence du mot MAX par la valeur 10 lorsqu’il parcourt<text:s/>le programme, tout cela sans créer de variable. La valeur de MAX est « stockée » dans le code lui-même.</text:p>
      <text:p text:style-name="P25">Par contre, la seconde instruction crée une variable constante dont la valeur est 10.</text:p>
      <text:p text:style-name="P26">Comment peut-on définir une énumération en C ?<text:s/>Quelle est son utilité ?</text:p>
      <text:p text:style-name="P27">enum nom _enum {VAL1,VAL2,…} ;</text:p>
      <text:soft-page-break/>
      <text:p text:style-name="P28">Les énumérations servent lorsqu’on veut pouvoir exprimer une donnée<text:s/>qui peut prendre un nombre connu<text:s/>et limité<text:s/>de valeurs<text:s/>différentes<text:s/>(par exemple, pour décrire les états d’un système).</text:p>
      <text:p text:style-name="P29">Quelle(s) différence(s) y<text:s/>a-t<text:s/>’il<text:s/>entre une<text:s/>structure<text:s/>en C et une classe en Java ?</text:p>
      <text:p text:style-name="P30">Une structure en C contient uniquement des attributs, tandis qu’une classe en Java peut également avoir des méthodes. De plus, les classes peuvent contrôler qui a accès à ses attributs (private,public,…), tandis que tous les<text:s/>attributs<text:s/>d’une structure sont publics.</text:p>
      <text:p text:style-name="P31">Comment faut-il procéder pour définir un tableau en C ? Peut-on lui donner des valeurs initiales lors de sa définition ?</text:p>
      <text:p text:style-name="P32">Il faut l’écrire de la manière suivante :</text:p>
      <text:p text:style-name="P33">type nom[] ;</text:p>
      <text:p text:style-name="P34">On peut l’initialiser lors de sa déclaration, de la manière suivante :</text:p>
      <text:p text:style-name="P35">type nom[] = {var1,var2,…} ;</text:p>
      <text:p text:style-name="P36">Comment faut-il procéder pour obtenir le nombre d’éléments contenus dans un tableau ?</text:p>
      <text:p text:style-name="P37">Grâce à sizeof, qui renvoie la taille en octet d’une donnée. Evidemment, sizeof tableau renverra la taille de tableau complet. Il faudra donc diviser cette valeur par la taille d’un des éléments du talbeau :</text:p>
      <text:p text:style-name="P38">Int size = sizeof(tableau)/sizeof(tableau[0])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Sansinterligne" style:display-name="Sans interligne" style:family="paragraph">
      <style:paragraph-properties fo:margin-bottom="0in" fo:line-height="100%"/>
      <style:text-properties fo:hyphenate="false"/>
    </style:style>
    <style:style style:name="Style1" style:display-name="Style1" style:family="paragraph" style:parent-style-name="Normal" style:next-style-name="Normal">
      <style:text-properties fo:font-weight="bold" style:font-weight-asian="bold" fo:color="#000000" fo:font-size="14pt" style:font-size-asian="14pt" style:font-size-complex="18pt" fo:hyphenate="false"/>
    </style:style>
    <style:style style:name="Style2" style:display-name="Style2" style:family="paragraph" style:parent-style-name="Normal" style:next-style-name="Normal">
      <style:paragraph-properties fo:margin-bottom="0.0277in"/>
      <style:text-properties fo:font-weight="bold" style:font-weight-asian="bold" fo:font-size="14pt" style:font-size-asian="14pt" fo:hyphenate="false"/>
    </style:style>
    <style:style style:name="Titre1Car1" style:display-name="Titre 1 Car1" style:family="text" style:parent-style-name="Policepardéfaut">
      <style:text-properties style:font-name="Calibri Light" style:font-name-asian="Times New Roman" fo:color="#2E74B5" fo:font-size="16pt" style:font-size-asian="16pt" style:font-size-complex="16pt"/>
    </style:style>
    <style:style style:name="Style1Car" style:display-name="Style1 Car" style:family="text" style:parent-style-name="Titre1Car1">
      <style:text-properties style:font-name="Calibri Light" style:font-name-asian="Times New Roman" fo:font-weight="bold" style:font-weight-asian="bold" fo:color="#000000" fo:font-size="14pt" style:font-size-asian="14pt" style:font-size-complex="18pt"/>
    </style:style>
    <style:style style:name="Style3" style:display-name="Style3" style:family="paragraph" style:parent-style-name="Normal" style:next-style-name="Normal">
      <style:paragraph-properties fo:margin-bottom="0.0277in" fo:line-height="100%"/>
      <style:text-properties fo:font-weight="bold" style:font-weight-asian="bold" fo:font-size="12pt" style:font-size-asian="12pt" style:text-underline-type="single" style:text-underline-style="solid" style:text-underline-width="auto" style:text-underline-mode="continuous" fo:hyphenate="false"/>
    </style:style>
    <style:style style:name="Style2Car" style:display-name="Style2 Car" style:family="text" style:parent-style-name="Titre1Car1">
      <style:text-properties style:font-name="Calibri Light" style:font-name-asian="Times New Roman" fo:font-weight="bold" style:font-weight-asian="bold" fo:color="#2E74B5" fo:font-size="14pt" style:font-size-asian="14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1" style:display-name="Titre 3 Car1" style:family="text" style:parent-style-name="Policepardéfaut">
      <style:text-properties style:font-name="Calibri Light" style:font-name-asian="Times New Roman" fo:color="#1F4D78" fo:font-size="14pt" style:font-size-asian="14pt" style:font-size-complex="12pt"/>
    </style:style>
    <style:style style:name="Style3Car" style:display-name="Style3 Car" style:family="text" style:parent-style-name="Titre3Car1">
      <style:text-properties style:font-name="Calibri Light" style:font-name-asian="Times New Roman" fo:font-weight="bold" style:font-weight-asian="bold" fo:color="#1F4D78" fo:font-size="12pt" style:font-size-asian="12pt" style:font-size-complex="12pt"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language-asian="fr" style:country-asian="CH"/>
    </style:style>
    <style:style style:name="P3" style:parent-style-name="Normal" style:family="paragraph">
      <style:paragraph-properties fo:margin-bottom="0in">
        <style:tab-stops>
          <style:tab-stop style:type="right" style:position="6.3in"/>
        </style:tab-stops>
      </style:paragraph-properties>
    </style:style>
    <style:style style:name="P4" style:parent-style-name="Normal" style:family="paragraph">
      <style:paragraph-properties fo:margin-bottom="0in">
        <style:tab-stops>
          <style:tab-stop style:type="right" style:position="6.3in"/>
        </style:tab-stops>
      </style:paragraph-properties>
    </style:style>
    <style:style style:name="P5" style:parent-style-name="Pieddepage" style:family="paragraph">
      <style:paragraph-properties fo:text-align="end"/>
    </style:style>
    <style:style style:name="T6"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1" text:anchor-type="paragraph" svg:x="-0.69236in" svg:y="-0.11667in" svg:width="0.80833in" svg:height="0.80833in" style:rel-width="scale" style:rel-height="scale"><draw:image xlink:href="media/image1.jpeg" xlink:type="simple" xlink:show="embed" xlink:actuate="onLoad"/><svg:title/><svg:desc/></draw:frame></text:span>HEIA-FR<text:tab/><text:tab/>Charlotte Junod et Nicolas Fuchs</text:p>
        <text:p text:style-name="P3">Systèmes embarqués I – Journal<text:s/><text:tab/>charlotte.junod@edu.hefr.ch et nicolas.fuchs@edu.hefr.ch</text:p>
        <text:p text:style-name="P4">TP01 : Introduction <text:s text:c="7"/><text:tab/>Fribourg, le 24.09.2016 <text:s text:c="52"/></text:p>
        <text:p text:style-name="En-tête"/>
      </style:header>
      <style:footer>
        <text:p text:style-name="P5"><text:span text:style-name="T6"><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lotte</meta:initial-creator>
    <dc:creator>Charlotte</dc:creator>
    <meta:creation-date>2016-10-07T12:03:00Z</meta:creation-date>
    <dc:date>2016-11-15T17:57:00Z</dc:date>
    <meta:template xlink:href="Normal" xlink:type="simple"/>
    <meta:editing-cycles>24</meta:editing-cycles>
    <meta:editing-duration>PT1500S</meta:editing-duration>
    <meta:document-statistic meta:page-count="2" meta:paragraph-count="6" meta:word-count="522" meta:character-count="3392" meta:row-count="23" meta:non-whitespace-character-count="2876"/>
  </office:meta>
</office:document-meta>
</file>